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Consolas" svg:font-family="Consolas" style:font-family-generic="swiss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Arial Black" officeooo:rsid="0018fea5" officeooo:paragraph-rsid="0018fea5"/>
    </style:style>
    <style:style style:name="P2" style:family="paragraph" style:parent-style-name="Footer">
      <style:paragraph-properties fo:text-align="end" style:justify-single-word="false"/>
      <style:text-properties style:font-name="Arial Black" officeooo:rsid="001966b3" officeooo:paragraph-rsid="001966b3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 fo:text-align="justify" style:justify-single-word="false"/>
      <style:text-properties style:font-name="Arial"/>
    </style:style>
    <style:style style:name="P5" style:family="paragraph" style:parent-style-name="Standard" style:list-style-name="L2"/>
    <style:style style:name="P6" style:family="paragraph" style:parent-style-name="Standard" style:list-style-name="L2">
      <style:text-properties officeooo:paragraph-rsid="0017caa6"/>
    </style:style>
    <style:style style:name="P7" style:family="paragraph" style:parent-style-name="Standard" style:list-style-name="L2">
      <style:text-properties style:font-name="Arial"/>
    </style:style>
    <style:style style:name="P8" style:family="paragraph" style:parent-style-name="Standard">
      <style:paragraph-properties fo:text-align="justify" style:justify-single-word="false"/>
      <style:text-properties style:font-name="Arial"/>
    </style:style>
    <style:style style:name="P9" style:family="paragraph" style:parent-style-name="Standard" style:list-style-name="L3"/>
    <style:style style:name="P10" style:family="paragraph" style:parent-style-name="Standard">
      <style:paragraph-properties fo:text-align="justify" style:justify-single-word="false"/>
      <style:text-properties officeooo:paragraph-rsid="002e6a7b"/>
    </style:style>
    <style:style style:name="T1" style:family="text">
      <style:text-properties fo:color="#bf0041" loext:opacity="100%" style:font-name="Consolas"/>
    </style:style>
    <style:style style:name="T2" style:family="text">
      <style:text-properties fo:color="#bf0041" loext:opacity="100%" style:font-name="Consolas" fo:font-size="9pt" style:font-size-asian="9pt" style:font-size-complex="9pt"/>
    </style:style>
    <style:style style:name="T3" style:family="text">
      <style:text-properties fo:color="#bf0041" loext:opacity="100%" style:font-name="Consolas" fo:font-size="9.5pt" style:font-size-asian="9.5pt" style:font-size-complex="9.5pt"/>
    </style:style>
    <style:style style:name="T4" style:family="text">
      <style:text-properties fo:color="#bf0041" loext:opacity="100%" style:font-name="Consolas" fo:font-size="9.39999961853027pt" style:font-size-asian="9.39999961853027pt" style:font-size-complex="9.39999961853027pt"/>
    </style:style>
    <style:style style:name="T5" style:family="text">
      <style:text-properties fo:color="#bf0041" loext:opacity="100%" style:font-name="Consolas" fo:font-size="9.30000019073486pt" style:font-size-asian="9.30000019073486pt" style:font-size-complex="9.30000019073486pt"/>
    </style:style>
    <style:style style:name="T6" style:family="text">
      <style:text-properties fo:color="#bf0041" loext:opacity="100%" style:font-name="Consolas" fo:font-size="9.19999980926514pt" style:font-size-asian="9.19999980926514pt" style:font-size-complex="9.19999980926514pt"/>
    </style:style>
    <style:style style:name="T7" style:family="text">
      <style:text-properties style:font-name="Arial"/>
    </style:style>
    <style:style style:name="T8" style:family="text">
      <style:text-properties style:font-name="Arial" officeooo:rsid="001b14dd"/>
    </style:style>
    <style:style style:name="T9" style:family="text">
      <style:text-properties style:font-name="Arial" officeooo:rsid="001c7ee4"/>
    </style:style>
    <style:style style:name="T10" style:family="text">
      <style:text-properties style:font-name="Arial" officeooo:rsid="001ccc1e"/>
    </style:style>
    <style:style style:name="T11" style:family="text">
      <style:text-properties style:font-name="Arial" officeooo:rsid="001e9b54"/>
    </style:style>
    <style:style style:name="T12" style:family="text">
      <style:text-properties style:font-name="Arial" officeooo:rsid="001f35b8"/>
    </style:style>
    <style:style style:name="T13" style:family="text">
      <style:text-properties style:font-name="Arial" officeooo:rsid="0021c90f"/>
    </style:style>
    <style:style style:name="T14" style:family="text">
      <style:text-properties style:font-name="Arial" officeooo:rsid="0023bc70"/>
    </style:style>
    <style:style style:name="T15" style:family="text">
      <style:text-properties style:font-name="Consolas" fo:font-size="8pt" style:font-size-asian="8pt" style:font-size-complex="8pt"/>
    </style:style>
    <style:style style:name="T16" style:family="text">
      <style:text-properties style:font-name="Consolas" fo:font-size="8pt" officeooo:rsid="001fadcc" style:font-size-asian="8pt" style:font-size-complex="8pt"/>
    </style:style>
    <style:style style:name="T17" style:family="text">
      <style:text-properties style:font-name="Consolas" fo:font-size="8pt" officeooo:rsid="0020cd19" style:font-size-asian="8pt" style:font-size-complex="8pt"/>
    </style:style>
    <style:style style:name="T18" style:family="text">
      <style:text-properties style:font-name="Consolas" fo:font-size="8pt" officeooo:rsid="0021c90f" style:font-size-asian="8pt" style:font-size-complex="8pt"/>
    </style:style>
    <style:style style:name="T19" style:family="text">
      <style:text-properties fo:color="#333333" loext:opacity="100%" style:font-name="Consolas"/>
    </style:style>
    <style:style style:name="T20" style:family="text">
      <style:text-properties fo:color="#333333" loext:opacity="100%" style:font-name="Consolas" officeooo:rsid="0015a676"/>
    </style:style>
    <style:style style:name="T21" style:family="text">
      <style:text-properties fo:color="#333333" loext:opacity="100%" style:font-name="Consolas" officeooo:rsid="001839bc"/>
    </style:style>
    <style:style style:name="T22" style:family="text">
      <style:text-properties style:font-name="Consolas"/>
    </style:style>
    <style:style style:name="T23" style:family="text">
      <style:text-properties style:font-name="Consolas" fo:font-size="10pt" officeooo:rsid="002e6a7b" style:font-size-asian="10pt" style:font-size-complex="10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NOTA DE INTERÉS:</text:span><text:span text:style-name="T23"> Los ejercicios aportados y contenidos mediante el presente archivo comprimido (ZIP), también se encuentran alojados en un repositorio de Github, destinado para ir desarrollando el presente ciclo formativo. Si se desea echar una ojeada a este y así optener más información acerca del desarrollo de las prácticas adjuntas, su enlace resulta el siguiente: </text:span><text:a xlink:type="simple" xlink:href="https://github.com/zamelkev/CFGS-DAM/tree/master/DAM_PROG/Ejercicios_Java" text:style-name="Internet_20_link" text:visited-style-name="Visited_20_Internet_20_Link"><text:span text:style-name="T6">https://github.com/zamelkev/CFGS-DAM/tree/master/DAM_PROG/Ejercicios_Java</text:span></text:a><text:span text:style-name="T23"> <text:s/></text:span></text:p>
      <text:p text:style-name="P3"/>
      <text:p text:style-name="P4"/>
      <text:p text:style-name="P4"/>
      <text:p text:style-name="P4"/>
      <text:p text:style-name="P4">2.- Indica si los siguientes identificadores de variables en Java serían válidos. Justifica tu respuesta.</text:p>
      <text:p text:style-name="P3"/>
      <text:list text:style-name="L2">
        <text:list-item>
          <text:p text:style-name="P7">Double.<text:tab/><text:tab/><text:span text:style-name="T20">No, </text:span><text:span text:style-name="T21">este </text:span><text:span text:style-name="T20">representa a un tipo de dato numérico.</text:span></text:p>
        </text:list-item>
        <text:list-item>
          <text:p text:style-name="P5"><text:span text:style-name="T7">/horaactual.<text:tab/><text:tab/></text:span><text:span text:style-name="T19">No, estos deben comenzar por una letra, un guión bajo <text:tab/><text:tab/><text:tab/>(_) o un símbolo de dólar ($)</text:span></text:p>
        </text:list-item>
        <text:list-item>
          <text:p text:style-name="P5"><text:span text:style-name="T7">$hora.<text:tab/><text:tab/><text:tab/></text:span><text:span text:style-name="T19">Sí, podría ser un identificador de variable</text:span></text:p>
        </text:list-item>
        <text:list-item>
          <text:p text:style-name="P5"><text:span text:style-name="T7">MiHora.<text:tab/><text:tab/></text:span><text:span text:style-name="T19">Sí, podría ser un identificador de variable</text:span></text:p>
        </text:list-item>
        <text:list-item>
          <text:p text:style-name="P5"><text:span text:style-name="T7">_hora.<text:tab/><text:tab/><text:tab/></text:span><text:span text:style-name="T19">Sí, podría ser un identificador de variable</text:span></text:p>
        </text:list-item>
        <text:list-item>
          <text:p text:style-name="P6"><text:span text:style-name="T7">5hora.<text:tab/><text:tab/><text:tab/></text:span><text:span text:style-name="T19">No, estos deben comenzar por una letra, un guión bajo <text:tab/><text:tab/><text:tab/>(_) o un símbolo de dólar ($)</text:span></text:p>
        </text:list-item>
        <text:list-item>
          <text:p text:style-name="P5"><text:span text:style-name="T7">Char.<text:tab/><text:tab/><text:tab/></text:span><text:span text:style-name="T19">No, este representa a un tipo de dato (una cadena de <text:tab/><text:tab/><text:tab/>texto)</text:span></text:p>
        </text:list-item>
      </text:list>
      <text:p text:style-name="P3"/>
      <text:p text:style-name="P4">3.- Teniendo en cuenta que var1, var2 y var3 son variables de tipo <text:span text:style-name="T1">boolean</text:span> y están inicializadas a los siguientes valores: var1=true, var2=true y var3=false y que las variables X, Y y Z son variables enteras con valores: X=5, Y=-8 y Z=10, indica si las siguientes operaciones se evaluan a <text:span text:style-name="T1">true</text:span> o <text:span text:style-name="T1">false</text:span>.:</text:p>
      <text:p text:style-name="P3"/>
      <text:list text:style-name="L3">
        <text:list-item>
          <text:p text:style-name="P9"><text:span text:style-name="T7"><text:s/>var1 || var2 &amp;&amp; var3.<text:tab/><text:tab/><text:tab/></text:span><text:span text:style-name="T8">= <text:s/></text:span><text:span text:style-name="T15">true or true and false</text:span><text:span text:style-name="T8"> <text:s/><text:tab/><text:tab/> <text:s text:c="3"/>= <text:s/></text:span><text:span text:style-name="T1">true</text:span></text:p>
        </text:list-item>
        <text:list-item>
          <text:p text:style-name="P9"><text:span text:style-name="T7">(var1 || var3) &amp;&amp; (var2 &amp;&amp; !var1).<text:tab/><text:tab/></text:span><text:span text:style-name="T9">= <text:s/></text:span><text:span text:style-name="T15">(tr. or fal.) and (tr. and not(tr.))<text:tab/> <text:s text:c="2"/></text:span><text:span text:style-name="T10">= <text:s/></text:span><text:span text:style-name="T1">false</text:span></text:p>
        </text:list-item>
        <text:list-item>
          <text:p text:style-name="P9"><text:span text:style-name="T7">(var2 || !var1 || !var3) &amp;&amp; var1<text:tab/><text:tab/></text:span><text:span text:style-name="T11">= <text:s/></text:span><text:span text:style-name="T15">(tr. or tr. or fal.) and tr.</text:span><text:span text:style-name="T11"> <text:s/><text:tab/> <text:s text:c="3"/>= <text:s/></text:span><text:span text:style-name="T1">true</text:span></text:p>
        </text:list-item>
        <text:list-item>
          <text:p text:style-name="P9"><text:span text:style-name="T7">(X &gt; 3 || Y &gt; 3) &amp;&amp; Z &lt; -3.<text:tab/><text:tab/><text:tab/></text:span><text:span text:style-name="T12">= <text:s/></text:span><text:span text:style-name="T16">(5&gt;3 [</text:span><text:span text:style-name="T17">t</text:span><text:span text:style-name="T16">.] or -8&gt;3 [f.]) </text:span><text:span text:style-name="T17">and 10&lt; -3 </text:span><text:span text:style-name="T18">[f.] </text:span><text:span text:style-name="T13">= <text:s/></text:span><text:span text:style-name="T1">false</text:span></text:p>
        </text:list-item>
        <text:list-item>
          <text:p text:style-name="P9"><text:span text:style-name="T7">(X+Z == 15) &amp;&amp; (Y != 2).<text:tab/><text:tab/><text:tab/></text:span><text:span text:style-name="T14">= <text:s/></text:span><text:span text:style-name="T15">(15 == 15 [tr.]) and (-8 != 2 [fal.])<text:tab/> <text:s text:c="2"/></text:span><text:span text:style-name="T14">= <text:s/></text:span><text:span text:style-name="T1">false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Consolas" svg:font-family="Consolas" style:font-family-generic="swiss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Tahoma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Tahoma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 Black" officeooo:rsid="0018fea5" officeooo:paragraph-rsid="0018fea5"/>
    </style:style>
    <style:style style:name="MP2" style:family="paragraph" style:parent-style-name="Footer">
      <style:paragraph-properties fo:text-align="end" style:justify-single-word="false"/>
      <style:text-properties style:font-name="Arial Black" officeooo:rsid="001966b3" officeooo:paragraph-rsid="001966b3"/>
    </style:style>
    <style:page-layout style:name="Mpm1">
      <style:page-layout-properties fo:page-width="21.001cm" fo:page-height="29.7cm" style:num-format="1" style:print-orientation="portrait" fo:margin-top="0.979cm" fo:margin-bottom="1.021cm" fo:margin-left="2cm" fo:margin-right="1.59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11cm" fo:margin-left="0cm" fo:margin-right="0cm" fo:margin-bottom="0.499cm" fo:background-color="transparent" draw:fill="none" draw:fill-color="#729fcf"/>
      </style:header-style>
      <style:footer-style>
        <style:header-footer-properties svg:height="1.321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ROG02</text:p>
      </style:header>
      <style:footer>
        <text:p text:style-name="MP2">Kevin Zamora Amela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7T13:29:45.676253860</meta:creation-date>
    <dc:date>2023-11-13T16:38:46.611728867</dc:date>
    <meta:editing-duration>PT1H26M17S</meta:editing-duration>
    <meta:editing-cycles>45</meta:editing-cycles>
    <meta:generator>LibreOffice/7.5.7.1$Linux_X86_64 LibreOffice_project/50$Build-1</meta:generator>
    <meta:document-statistic meta:table-count="0" meta:image-count="0" meta:object-count="0" meta:page-count="1" meta:paragraph-count="17" meta:word-count="313" meta:character-count="1769" meta:non-whitespace-character-count="1425"/>
  </office:meta>
</office:document-meta>
</file>